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weight="bold" officeooo:rsid="00002868" officeooo:paragraph-rsid="00002868" style:font-weight-asian="bold" style:font-weight-complex="bold"/>
    </style:style>
    <style:style style:name="P2" style:family="paragraph" style:parent-style-name="Standard">
      <style:text-properties style:font-name="Liberation Sans" fo:font-size="10pt" fo:font-weight="normal" officeooo:rsid="00002868" officeooo:paragraph-rsid="00002868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Liberation Sans" fo:font-size="10pt" fo:font-weight="normal" officeooo:rsid="00002868" officeooo:paragraph-rsid="00010104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Liberation Sans" fo:font-size="10pt" fo:font-weight="normal" officeooo:rsid="00002868" officeooo:paragraph-rsid="00021d21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Liberation Sans" fo:font-size="10pt" fo:font-weight="normal" officeooo:rsid="00008987" officeooo:paragraph-rsid="00008987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Liberation Sans" fo:font-size="10pt" fo:font-weight="normal" officeooo:rsid="00021d21" officeooo:paragraph-rsid="00021d21" style:font-size-asian="8.75pt" style:font-weight-asian="normal" style:font-size-complex="10pt" style:font-weight-complex="normal"/>
    </style:style>
    <style:style style:name="P7" style:family="paragraph" style:parent-style-name="Table_20_Contents">
      <style:text-properties style:font-name="Liberation Sans" fo:font-size="10pt" style:font-size-asian="8.75pt" style:font-size-complex="10pt"/>
    </style:style>
    <style:style style:name="P8" style:family="paragraph" style:parent-style-name="Table_20_Contents">
      <style:text-properties style:font-name="Liberation Sans" fo:font-size="10pt" officeooo:rsid="00008987" officeooo:paragraph-rsid="00008987" style:font-size-asian="8.75pt" style:font-size-complex="10pt"/>
    </style:style>
    <style:style style:name="P9" style:family="paragraph">
      <style:paragraph-properties fo:text-align="center"/>
    </style:style>
    <style:style style:name="T1" style:family="text">
      <style:text-properties officeooo:rsid="00008987"/>
    </style:style>
    <style:style style:name="T2" style:family="text">
      <style:text-properties officeooo:rsid="00010104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officeooo:rsid="00021d21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2c00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color="#2c001e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2c001e" draw:marker-end="Arrow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2c00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:Modellbildung</text:p>
      <text:p text:style-name="P2">(a) Modellieren Sie das IPC mit Hilfe des Lagrange-Formalismus</text:p>
      <text:p text:style-name="P2">1. unter Vernachlässigung des Trägheitsmoments des Pendelstabs;</text:p>
      <text:p text:style-name="P2">2. unter Berücksichtigung des <text:s/>Trägheitsmoments des Pendelstabs;</text:p>
      <text:p text:style-name="P2">(b) Implementieren Sie die beiden Modelle des IPCs in MATLAB/SIMULINK.</text:p>
      <text:p text:style-name="P2">(c) Vergleichen Sie beide Modelle und wählen Sie hierzu geeignete Eingangssignale.</text:p>
      <text:p text:style-name="P2"/>
      <text:p text:style-name="P2"><draw:line text:anchor-type="paragraph" draw:z-index="4" draw:style-name="gr4" draw:text-style-name="P9" svg:x1="3.1909in" svg:y1="2.5382in" svg:x2="3.2193in" svg:y2="0.1307in"><text:p/></draw:line> <text:s text:c="28"/></text:p>
      <text:p text:style-name="P2"/>
      <text:p text:style-name="P2"><draw:line text:anchor-type="paragraph" draw:z-index="3" draw:style-name="gr3" draw:text-style-name="P9" svg:x1="3.2047in" svg:y1="2.2335in" svg:x2="4.1303in" svg:y2="0.1398in"><text:p/></draw:line></text:p>
      <text:p text:style-name="P2"><text:s text:c="95"/><text:span text:style-name="T1">m</text:span></text:p>
      <text:p text:style-name="P2"/>
      <text:p text:style-name="P2"/>
      <text:p text:style-name="P2"/>
      <text:p text:style-name="P2"><text:s text:c="25"/></text:p>
      <text:p text:style-name="P2"/>
      <text:p text:style-name="P4"><text:s text:c="85"/><text:span text:style-name="T4">θ</text:span></text:p>
      <text:p text:style-name="P2"><draw:rect text:anchor-type="paragraph" draw:z-index="0" draw:style-name="gr1" draw:text-style-name="P9" svg:width="3.2335in" svg:height="1.2331in" svg:x="1.6016in" svg:y="0.0902in"><text:p text:style-name="P9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M</text:p><text:p text:style-name="P9"/><text:p text:style-name="P9"/><text:p text:style-name="P9"/><text:p text:style-name="P9"/></draw:rect></text:p>
      <text:p text:style-name="P2"><draw:polyline text:anchor-type="paragraph" draw:z-index="6" draw:style-name="gr6" draw:text-style-name="P9" svg:width="0.2433in" svg:height="0.0795in" draw:transform="skewX (-0.0464257581030491) rotate (-0.380481776934764) translate (3.23194444444444in 0.122222222222222in)" svg:viewBox="0 0 619 203" draw:points="0,0 252,6 536,105 619,203"><text:p/></draw:polyline> <text:s text:c="8"/></text:p>
      <text:p text:style-name="P6"><text:span text:style-name="T3"><text:s text:c="36"/></text:span></text:p>
      <text:p text:style-name="P2"/>
      <text:p text:style-name="P4"><text:span text:style-name="T3"/></text:p>
      <text:p text:style-name="P2"/>
      <text:p text:style-name="P2"/>
      <text:p text:style-name="P2"/>
      <text:p text:style-name="P2"><draw:rect text:anchor-type="paragraph" draw:z-index="1" draw:style-name="gr2" draw:text-style-name="P9" svg:width="0.663in" svg:height="0.3705in" svg:x="1.8654in" svg:y="0.0453in"><text:p/></draw:rect><draw:rect text:anchor-type="paragraph" draw:z-index="2" draw:style-name="gr2" draw:text-style-name="P9" svg:width="0.663in" svg:height="0.3705in" svg:x="3.7598in" svg:y="0.0453in"><text:p/></draw:rect></text:p>
      <text:p text:style-name="P2"/>
      <text:p text:style-name="P2"><draw:line text:anchor-type="paragraph" draw:z-index="5" draw:style-name="gr5" draw:text-style-name="P9" svg:x1="1.2953in" svg:y1="0.0909in" svg:x2="5.4406in" svg:y2="0.0772in"><text:p/></draw:line></text:p>
      <text:p text:style-name="P2"><text:s text:c="82"/><text:span text:style-name="T1">x</text:span></text:p>
      <text:p text:style-name="P3"><text:s text:c="43"/></text:p>
      <text:p text:style-name="P3"><text:span text:style-name="T1"><text:s text:c="46"/>Abbildung 1.1 Modell des Inversen Pendels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Variablenname</text:p>
          </table:table-cell>
          <table:table-cell table:style-name="Table1.C1" office:value-type="string">
            <text:p text:style-name="P8">Größe</text:p>
          </table:table-cell>
        </table:table-row>
        <table:table-row>
          <table:table-cell table:style-name="Table1.A2" office:value-type="string">
            <text:p text:style-name="P8">Mass des Schlittens</text:p>
          </table:table-cell>
          <table:table-cell table:style-name="Table1.A2" office:value-type="string">
            <text:p text:style-name="P8"><draw:frame draw:style-name="fr1" draw:name="Object1" text:anchor-type="as-char" svg:y="-0.1484in" svg:width="0.2437in" svg:height="0.1839in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C2" office:value-type="string">
            <text:p text:style-name="P7"><draw:frame draw:style-name="fr1" draw:name="Object3" text:anchor-type="as-char" svg:y="-0.1484in" svg:width="0.5516in" svg:height="0.1846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8">Mass des Stabes</text:p>
          </table:table-cell>
          <table:table-cell table:style-name="Table1.A2" office:value-type="string">
            <text:p text:style-name="P8"><draw:frame draw:style-name="fr1" draw:name="Object2" text:anchor-type="as-char" svg:y="-0.1484in" svg:width="0.2035in" svg:height="0.1846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C2" office:value-type="string">
            <text:p text:style-name="P7"><draw:frame draw:style-name="fr1" draw:name="Object4" text:anchor-type="as-char" svg:y="-0.1484in" svg:width="0.472in" svg:height="0.1846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8">Länge des Stabes</text:p>
          </table:table-cell>
          <table:table-cell table:style-name="Table1.A2" office:value-type="string">
            <text:p text:style-name="P7"><draw:frame draw:style-name="fr1" draw:name="Object6" text:anchor-type="as-char" svg:y="-0.1484in" svg:width="0.2307in" svg:height="0.1846in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C2" office:value-type="string">
            <text:p text:style-name="P8"><draw:frame draw:style-name="fr1" draw:name="Object5" text:anchor-type="as-char" svg:y="-0.1484in" svg:width="0.4339in" svg:height="0.1846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8">Trägheitsmoment des Stabes bei Drehung um die zweizählige Symmetrieachse</text:p>
          </table:table-cell>
          <table:table-cell table:style-name="Table1.A2" office:value-type="string">
            <text:p text:style-name="P7"><draw:frame draw:style-name="fr1" draw:name="Object7" text:anchor-type="as-char" svg:y="-0.1484in" svg:width="0.2362in" svg:height="0.2098in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C2" office:value-type="string">
            <text:p text:style-name="P7"><draw:frame draw:style-name="fr1" draw:name="Object8" text:anchor-type="as-char" svg:y="-0.1728in" svg:width="0.8319in" svg:height="0.2091in" draw:z-index="14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</table:table>
      <text:p text:style-name="P5"><text:s text:c="9"/></text:p>
      <text:p text:style-name="P5"><text:s text:c="46"/><text:span text:style-name="T2">Tabelle 1.1 Parametern des Inversen Pendels</text:span></text:p>
      <text:p text:style-name="P6">(a)</text:p>
      <text:p text:style-name="P6"><text:s text:c="6"/>Verallgemeinerte Koordinaten:<draw:frame draw:style-name="fr1" draw:name="Object9" text:anchor-type="as-char" svg:y="-0.1484in" svg:width="0.8945in" svg:height="0.2098in" draw:z-index="15"><draw:object xlink:href="./Object 9" xlink:type="simple" xlink:show="embed" xlink:actuate="onLoad"/><draw:image xlink:href="./ObjectReplacements/Object 9" xlink:type="simple" xlink:show="embed" xlink:actuate="onLoad"/></draw:frame></text:p>
      <text:p text:style-name="P6"><text:s text:c="6"/>Koordinaten des Massenpunkt des Stabes:<draw:frame draw:style-name="fr1" draw:name="Object10" text:anchor-type="as-char" svg:y="-0.1484in" svg:width="0.9043in" svg:height="0.2098in" draw:z-index="16"><draw:object xlink:href="./Object 10" xlink:type="simple" xlink:show="embed" xlink:actuate="onLoad"/><draw:image xlink:href="./ObjectReplacements/Object 10" xlink:type="simple" xlink:show="embed" xlink:actuate="onLoad"/></draw:frame>,<draw:frame draw:style-name="fr1" draw:name="Object11" text:anchor-type="as-char" svg:y="-0.1484in" svg:width="0.7402in" svg:height="0.2098in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6"><text:s text:c="6"/>Koodinate des Schlittens: <draw:frame draw:style-name="fr1" draw:name="Object12" text:anchor-type="as-char" svg:y="-0.1484in" svg:width="0.1701in" svg:height="0.1846in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"><text:s text:c="6"/>Geschwindigkeit des Massenpunkt des Stabes:<draw:frame draw:style-name="fr1" draw:name="Object13" text:anchor-type="as-char" svg:y="-0.1583in" svg:width="1.0602in" svg:height="0.2193in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,<draw:frame draw:style-name="fr1" draw:name="Object14" text:anchor-type="as-char" svg:y="-0.1583in" svg:width="0.9898in" svg:height="0.2193in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"><text:s text:c="6"/>Geschwindigkeit des Schlittens: <draw:frame draw:style-name="fr1" draw:name="Object15" text:anchor-type="as-char" svg:y="-0.1484in" svg:width="0.1701in" svg:height="0.1839in" draw:z-index="21"><draw:object xlink:href="./Object 15" xlink:type="simple" xlink:show="embed" xlink:actuate="onLoad"/><draw:image xlink:href="./ObjectReplacements/Object 1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9:33:12.260231958</meta:creation-date>
    <dc:date>2016-11-23T20:22:07.317850725</dc:date>
    <meta:editing-duration>PT17M42S</meta:editing-duration>
    <meta:editing-cycles>2</meta:editing-cycles>
    <meta:generator>LibreOffice/4.2.8.2$Linux_X86_64 LibreOffice_project/420m0$Build-2</meta:generator>
    <meta:document-statistic meta:table-count="1" meta:image-count="0" meta:object-count="15" meta:page-count="1" meta:paragraph-count="37" meta:word-count="100" meta:character-count="1300" meta:non-whitespace-character-count="685"/>
  </office:meta>
</office:document-meta>
</file>

<file path=Object 1/content.xml><?xml version="1.0" encoding="utf-8"?>
<math xmlns="http://www.w3.org/1998/Math/MathML" display="block">
  <semantics>
    <mi>M</mi>
    <annotation encoding="StarMath 5.0">M</annotation>
  </semantics>
</math>
</file>

<file path=Object 10/content.xml><?xml version="1.0" encoding="utf-8"?>
<math xmlns="http://www.w3.org/1998/Math/MathML" display="block">
  <semantics>
    <mrow>
      <msub>
        <mi>x</mi>
        <mi>p</mi>
      </msub>
      <mo stretchy="false">=</mo>
      <mrow>
        <mi>x</mi>
        <mo stretchy="false">+</mo>
        <mi mathvariant="italic">lsinθ</mi>
      </mrow>
    </mrow>
    <annotation encoding="StarMath 5.0">x_{p}=x+lsinθ</annotation>
  </semantics>
</math>
</file>

<file path=Object 11/content.xml><?xml version="1.0" encoding="utf-8"?>
<math xmlns="http://www.w3.org/1998/Math/MathML" display="block">
  <semantics>
    <mrow>
      <msub>
        <mi>y</mi>
        <mi>p</mi>
      </msub>
      <mo stretchy="false">=</mo>
      <mi mathvariant="italic">lcosθ</mi>
    </mrow>
    <annotation encoding="StarMath 5.0">y_{p}=lcosθ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row>
        <mover accent="true">
          <msub>
            <mi>x</mi>
            <mi>p</mi>
          </msub>
          <mo stretchy="false">˙</mo>
        </mover>
        <mo stretchy="false">=</mo>
        <mrow>
          <mover accent="true">
            <mi>x</mi>
            <mo stretchy="false">˙</mo>
          </mover>
          <mo stretchy="false">+</mo>
          <mi>l</mi>
        </mrow>
      </mrow>
      <mover accent="true">
        <mi>θ</mi>
        <mo stretchy="false">˙</mo>
      </mover>
      <mi mathvariant="italic">cosθ</mi>
    </mrow>
    <annotation encoding="StarMath 5.0">dot x_{p}= dot x +l dot θ cosθ</annotation>
  </semantics>
</math>
</file>

<file path=Object 14/content.xml><?xml version="1.0" encoding="utf-8"?>
<math xmlns="http://www.w3.org/1998/Math/MathML" display="block">
  <semantics>
    <mrow>
      <mrow>
        <mover accent="true">
          <msub>
            <mi>y</mi>
            <mi>p</mi>
          </msub>
          <mo stretchy="false">˙</mo>
        </mover>
        <mo stretchy="false">=</mo>
        <mrow>
          <mo stretchy="false">−</mo>
          <mi>l</mi>
        </mrow>
      </mrow>
      <mover accent="true">
        <mi>θ</mi>
        <mo stretchy="false">˙</mo>
      </mover>
      <mi mathvariant="italic">cosθ</mi>
    </mrow>
    <annotation encoding="StarMath 5.0">dot y_{p} =-l dot θ cosθ</annotation>
  </semantics>
</math>
</file>

<file path=Object 15/content.xml><?xml version="1.0" encoding="utf-8"?>
<math xmlns="http://www.w3.org/1998/Math/MathML" display="block">
  <semantics>
    <mover accent="true">
      <mi>x</mi>
      <mo stretchy="false">˙</mo>
    </mover>
    <annotation encoding="StarMath 5.0">dot x </annotation>
  </semantics>
</math>
</file>

<file path=Object 2/content.xml><?xml version="1.0" encoding="utf-8"?>
<math xmlns="http://www.w3.org/1998/Math/MathML" display="block">
  <semantics>
    <mi>m</mi>
    <annotation encoding="StarMath 5.0">m
</annotation>
  </semantics>
</math>
</file>

<file path=Object 3/content.xml><?xml version="1.0" encoding="utf-8"?>
<math xmlns="http://www.w3.org/1998/Math/MathML" display="block">
  <semantics>
    <mrow>
      <mn>18.2</mn>
      <mi mathvariant="italic">kg</mi>
    </mrow>
    <annotation encoding="StarMath 5.0">18.2kg</annotation>
  </semantics>
</math>
</file>

<file path=Object 4/content.xml><?xml version="1.0" encoding="utf-8"?>
<math xmlns="http://www.w3.org/1998/Math/MathML" display="block">
  <semantics>
    <mrow>
      <mn>0.3</mn>
      <mi mathvariant="italic">kg</mi>
    </mrow>
    <annotation encoding="StarMath 5.0">0.3kg</annotation>
  </semantics>
</math>
</file>

<file path=Object 5/content.xml><?xml version="1.0" encoding="utf-8"?>
<math xmlns="http://www.w3.org/1998/Math/MathML" display="block">
  <semantics>
    <mrow>
      <mn>0.6</mn>
      <mi>m</mi>
    </mrow>
    <annotation encoding="StarMath 5.0">0.6m</annotation>
  </semantics>
</math>
</file>

<file path=Object 6/content.xml><?xml version="1.0" encoding="utf-8"?>
<math xmlns="http://www.w3.org/1998/Math/MathML" display="block">
  <semantics>
    <mrow>
      <mn>2</mn>
      <mi>l</mi>
    </mrow>
    <annotation encoding="StarMath 5.0">2l</annotation>
  </semantics>
</math>
</file>

<file path=Object 7/content.xml><?xml version="1.0" encoding="utf-8"?>
<math xmlns="http://www.w3.org/1998/Math/MathML" display="block">
  <semantics>
    <msub>
      <mi>J</mi>
      <mi>p</mi>
    </msub>
    <annotation encoding="StarMath 5.0">J_{p}</annotation>
  </semantics>
</math>
</file>

<file path=Object 8/content.xml><?xml version="1.0" encoding="utf-8"?>
<math xmlns="http://www.w3.org/1998/Math/MathML" display="block">
  <semantics>
    <mrow>
      <mn>0.036</mn>
      <mi mathvariant="italic">kg</mi>
      <msup>
        <mi>m</mi>
        <mn>2</mn>
      </msup>
    </mrow>
    <annotation encoding="StarMath 5.0">0.036kg m^{2}</annotation>
  </semantics>
</math>
</file>

<file path=Object 9/content.xml><?xml version="1.0" encoding="utf-8"?>
<math xmlns="http://www.w3.org/1998/Math/MathML">
  <semantics>
    <mrow>
      <mrow>
        <msub>
          <mi>q</mi>
          <mn>1</mn>
        </msub>
        <mo stretchy="false">=</mo>
        <mi>x</mi>
      </mrow>
      <mi>,</mi>
      <mrow>
        <msub>
          <mi>q</mi>
          <mn>2</mn>
        </msub>
        <mo stretchy="false">=</mo>
        <mi>θ</mi>
      </mrow>
    </mrow>
    <annotation encoding="StarMath 5.0">q_{1}=x, q_{2}=θ</annotation>
  </semantics>
</math>
</file>